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000000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ff0000" draw:stroke="none" fo:margin="1.000000000000000pt" style:wrap="biggest" style:wrap-dynamic-threshold="0.000000000000000pt" svg:fill-rule="evenodd"/>
    </style:style>
    <style:style style:name="gr5" style:family="graphic">
      <style:graphic-properties draw:fill="solid" draw:fill-color="#0099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171" draw:layer="" svg:width="149.34280000000pt" svg:height="99.99998160000pt"/>
          <draw:rect draw:style-name="gr3" draw:id="shape3" draw:name="rect256" draw:layer="" svg:width="149.34280000000pt" svg:height="33.18728640000pt" svg:x="0.00000000000pt" svg:y="66.81269520000pt"/>
          <draw:rect draw:style-name="gr4" draw:id="shape4" draw:name="rect255" draw:layer="" svg:width="149.34280000000pt" svg:height="33.18728640000pt"/>
          <draw:path draw:style-name="gr5" draw:id="shape5" draw:name="path205" draw:layer="" svg:width="19.77496998280pt" svg:height="18.42938578421pt" svg:x="30.32416960000pt" svg:y="39.46325280000pt" svg:viewBox="0 0 20 18" svg:d="M16.0388 18.3873L9.9131 14.1059L3.81739 18.4294L6.08452 11.4035L0 7.06508L7.52767 7.00457L9.86248 0L12.2473 6.98843L19.775 6.99765L13.7217 11.377Z" koffice:nodeTypes="ccccccccccc"/>
          <draw:path draw:style-name="gr5" draw:id="shape6" draw:name="path583" draw:layer="" svg:width="19.77496916665pt" svg:height="18.42939366316pt" svg:x="102.09787200000pt" svg:y="39.46310080000pt" svg:viewBox="0 0 20 18" svg:d="M16.0388 18.3873L9.91309 14.1059L3.81739 18.4294L6.08452 11.4035L0 7.06509L7.52767 7.00458L9.86248 0L12.2473 6.98845L19.775 6.99766L13.7217 11.377Z" koffice:nodeTypes="cccccc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6:59:40</dc:date>
    <meta:creation-date>2011-05-22T06:12:01</meta:creation-date>
    <dc:creator>Yue Liu</dc:creator>
  </office:meta>
</office:document-meta>
</file>